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# Copyright (C) 2009</text:span></text:p>
      <text:p text:style-name="P1"><text:span text:style-name="T1"># The MeqTree Foundation &amp; </text:span></text:p>
      <text:p text:style-name="P1"><text:span text:style-name="T1"># JIVE (Joint Institute for VLBI in Europe)</text:span></text:p>
      <text:p text:style-name="P1"><text:span text:style-name="T1"># P.O.Box 2, 7990 AA Dwingeloo, The Netherlands</text:span></text:p>
      <text:p text:style-name="P1"><text:span text:style-name="T1">#</text:span></text:p>
      <text:p text:style-name="P1"><text:span text:style-name="T1"># This program is free software; you can redistribute it and/or modify</text:span></text:p>
      <text:p text:style-name="P1"><text:span text:style-name="T1"># it under the terms of the GNU General Public License as published by</text:span></text:p>
      <text:p text:style-name="P1"><text:span text:style-name="T1"># the Free Software Foundation; either version 2 of the License, or</text:span></text:p>
      <text:p text:style-name="P1"><text:span text:style-name="T1"># (at your option) any later version.</text:span></text:p>
      <text:p text:style-name="P1"><text:span text:style-name="T1">#</text:span></text:p>
      <text:p text:style-name="P1"><text:span text:style-name="T1"># This program is distributed in the hope that it will be useful,</text:span></text:p>
      <text:p text:style-name="P1"><text:span text:style-name="T1"># but WITHOUT ANY WARRANTY; without even the implied warranty of</text:span></text:p>
      <text:p text:style-name="P1"><text:span text:style-name="T1"># MERCHANTABILITY or FITNESS FOR A PARTICULAR PURPOSE.<text:s text:c="2"/>See the</text:span></text:p>
      <text:p text:style-name="P1"><text:span text:style-name="T1"># GNU General Public License for more details.</text:span></text:p>
      <text:p text:style-name="P1"><text:span text:style-name="T1">#</text:span></text:p>
      <text:p text:style-name="P1"><text:span text:style-name="T1"># You should have received a copy of the GNU General Public License</text:span></text:p>
      <text:p text:style-name="P1"><text:span text:style-name="T1"># along with this program; if not, see &lt;http://www.gnu.org/licenses/&gt;,</text:span></text:p>
      <text:p text:style-name="P1"><text:span text:style-name="T1"># or write to the Free Software Foundation, Inc., </text:span></text:p>
      <text:p text:style-name="P1"><text:span text:style-name="T1"># 59 Temple Place, Suite 330, Boston, MA<text:s text:c="2"/>02111-1307<text:s text:c="2"/>USA</text:span></text:p>
      <text:p text:style-name="P1"><text:span text:style-name="T1"/></text:p>
      <text:p text:style-name="P1"><text:span text:style-name="T1">EVN = ['EB','JB','MC','NT','ON','SG','TR','UR','WB']</text:span></text:p>
      <text:p text:style-name="P1"><text:span text:style-name="T1">EEVN = ['EB','CM','JB2','MC','ON','TR','WB']</text:span></text:p>
      <text:p text:style-name="P1"><text:span text:style-name="T1">MERLIN6 = ['CM', 'JB2', 'DA', 'DE', 'KN', 'TA']</text:span></text:p>
      <text:p text:style-name="P1"><text:span text:style-name="T1">MERLIN7 = ['CM', 'JB2', 'JB', 'DA', 'DE', 'KN','TA']</text:span></text:p>
      <text:p text:style-name="P1"><text:span text:style-name="T1">VLBA = ['BR', 'FD','HN','KP','LA','MK','NL','OV','PT','SC']</text:span></text:p>
      <text:p text:style-name="P1"><text:span text:style-name="T1">VLA_A = ['YN8','YN16','YN24','YN32','YN40','YN48','YN56','YN64','YN72',</text:span></text:p>
      <text:p text:style-name="P1"><text:span text:style-name="T1"><text:s text:c="9"/>'YE8','YE16','YE24','YE32','YE40','YE48','YE56','YE64','YE72',</text:span></text:p>
      <text:p text:style-name="P1"><text:span text:style-name="T1"><text:s text:c="9"/>'YW8','YW16','YW24','YW32','YW40','YW48','YW56','YW64','YW72']</text:span></text:p>
      <text:p text:style-name="P1"><text:span text:style-name="T1">VLA_ANB = ['YN8','YN16','YN24','YN32','YN40','YN48','YN56','YN64','YN72',</text:span></text:p>
      <text:p text:style-name="P1"><text:span text:style-name="T1"><text:s text:c="11"/>'YE4','YE8','YE12','YE16','YE20','YE24','YE28','YE32','YE36',</text:span></text:p>
      <text:p text:style-name="P1"><text:span text:style-name="T1"><text:s text:c="11"/>'YW4','YW8','YW12','YW16','YW20','YW24','YW28','YW32','YW36']</text:span></text:p>
      <text:p text:style-name="P1"><text:span text:style-name="T1">VLA_B = ['YN4','YN8','YN12','YN16','YN20','YN24','YN28','YN32','YN36',</text:span></text:p>
      <text:p text:style-name="P1"><text:span text:style-name="T1"><text:s text:c="9"/>'YE4','YE8','YE12','YE16','YE20','YE24','YE28','YE32','YE36',</text:span></text:p>
      <text:p text:style-name="P1"><text:span text:style-name="T1"><text:s text:c="9"/>'YW4','YW8','YW12','YW16','YW20','YW24','YW28','YW32','YW36']</text:span></text:p>
      <text:p text:style-name="P1"><text:span text:style-name="T1">VLA_BNC = ['YN4','YN8','YN12','YN16','YN20','YN24','YN28','YN32','YN36',</text:span></text:p>
      <text:p text:style-name="P1"><text:span text:style-name="T1"><text:s text:c="11"/>'YE2','YE4','YE6','YE8','YE10','YE12','YE14','YE16','YE18',</text:span></text:p>
      <text:p text:style-name="P1"><text:span text:style-name="T1"><text:s text:c="11"/>'YW2','YW4','YW6','YW8','YW10','YW12','YW14','YW16','YW18']</text:span></text:p>
      <text:p text:style-name="P1"><text:span text:style-name="T1">VLA_C = ['YN2','YN4','YN6','YN8','YN10','YN12','YN14','YN16','YN18',</text:span></text:p>
      <text:p text:style-name="P1"><text:span text:style-name="T1"><text:s text:c="9"/>'YE2','YE4','YE6','YE8','YE10','YE12','YE14','YE16','YE18',</text:span></text:p>
      <text:p text:style-name="P1"><text:span text:style-name="T1"><text:s text:c="9"/>'YW2','YW4','YW6','YW8','YW10','YW12','YW14','YW16','YW18']</text:span></text:p>
      <text:p text:style-name="P1"><text:span text:style-name="T1">VLA_CND = ['YN2','YN4','YN6','YN8','YN10','YN12','YN14','YN16','YN18',</text:span></text:p>
      <text:p text:style-name="P1"><text:span text:style-name="T1"><text:s text:c="11"/>'YE1','YE2','YE3','YE4','YE5','YE6','YE7','YE8','YE9',</text:span></text:p>
      <text:p text:style-name="P1"><text:span text:style-name="T1"><text:s text:c="11"/>'YW1','YW2','YW3','YW4','YW5','YW6','YW7','YW8','YW9']</text:span></text:p>
      <text:p text:style-name="P1"><text:span text:style-name="T1">VLA_D = ['YN1','YN2','YN3','YN4','YN5','YN6','YN7','YN8','YN9',</text:span></text:p>
      <text:p text:style-name="P1"><text:span text:style-name="T1"><text:s text:c="9"/>'YE1','YE2','YE3','YE4','YE5','YE6','YE7','YE8','YE9',</text:span></text:p>
      <text:p text:style-name="P1"><text:span text:style-name="T1"><text:s text:c="9"/>'YW1','YW2','YW3','YW4','YW5','YW6','YW7','YW8','YW9']</text:span></text:p>
      <text:p text:style-name="P1"><text:span text:style-name="T1">HSA = ['AR','EB','GB', 'Y'] + VLBA</text:span></text:p>
      <text:p text:style-name="P1"><text:span text:style-name="T1">GLOBAL = EVN + VLBA</text:span></text:p>
      <text:p text:style-name="P1"><text:span text:style-name="T1">GMVA = ['EB','ON','MH','PV','NL','FD','LA','KP','PT','OV','BR','MK'] # PB?</text:span></text:p>
      <text:p text:style-name="P1"><text:span text:style-name="T1">WSRT = ['WRT0','WRT1','WRT2','WRT3','WRT4',</text:span></text:p>
      <text:p text:style-name="P1"><text:span text:style-name="T1"><text:s text:c="8"/>'WRT5','WRT6','WRT7','WRT8','WRT9',</text:span></text:p>
      <text:p text:style-name="P1"><text:span text:style-name="T1"><text:s text:c="8"/>'WRTA','WRTB','WRTC','WRTD']</text:span></text:p>
      <text:p text:style-name="P1"><text:span text:style-name="T1">WSRT10 = ['WRT0','WRT1','WRT2','WRT3','WRT4',</text:span></text:p>
      <text:p text:style-name="P1"><text:span text:style-name="T1"><text:s text:c="10"/>'WRT5','WRT6','WRT7','WRT8','WRT9']</text:span></text:p>
      <text:p text:style-name="P1"><text:span text:style-name="T1">GMRT = ['GMRT:C00:01', 'GMRT:C01:02', 'GMRT:C02:03', 'GMRT:C03:04',</text:span></text:p>
      <text:p text:style-name="P1"><text:span text:style-name="T1"><text:s text:c="8"/>'GMRT:C04:05', 'GMRT:C05:06', 'GMRT:C06:07', 'GMRT:C08:08',</text:span></text:p>
      <text:p text:style-name="P1"><text:span text:style-name="T1"><text:s text:c="8"/>'GMRT:C09:09', 'GMRT:C10:10', 'GMRT:C11:11', 'GMRT:C12:12',</text:span></text:p>
      <text:p text:style-name="P1"><text:span text:style-name="T1"><text:s text:c="8"/>'GMRT:C13:13', 'GMRT:C14:14', 'GMRT:E02:15', 'GMRT:E03:16',</text:span></text:p>
      <text:p text:style-name="P1"><text:span text:style-name="T1"><text:s text:c="8"/>'GMRT:E04:17', 'GMRT:E05:18', 'GMRT:E06:19', 'GMRT:S01:20',</text:span></text:p>
      <text:p text:style-name="P1"><text:span text:style-name="T1"><text:s text:c="8"/>'GMRT:S02:21', 'GMRT:S03:22', 'GMRT:S04:23', 'GMRT:S06:24',</text:span></text:p>
      <text:p text:style-name="P1"><text:span text:style-name="T1"><text:s text:c="8"/>'GMRT:W01:25', 'GMRT:W02:26', 'GMRT:W03:27', 'GMRT:W04:28',</text:span></text:p>
      <text:p text:style-name="P1"><text:span text:style-name="T1"><text:s text:c="8"/>'GMRT:W05:29', 'GMRT:W06:30', 'GMRT:C07:31', 'GMRT:S05:32']</text:span></text:p>
      <text:p text:style-name="P1"><text:span text:style-name="T1"/></text:p>
      <text:p text:style-name="P1"><text:span text:style-name="T1">LOFAR_CORE_LBA = ['CS002LBA', 'CS003LBA', 'CS004LBA', 'CS005LBA',</text:span></text:p>
      <text:p text:style-name="P1"><text:span text:style-name="T1"><text:s text:c="17"/>'CS006LBA', 'CS007LBA', 'CS021LBA', 'CS024LBA',</text:span></text:p>
      <text:p text:style-name="P1"><text:span text:style-name="T1"><text:s text:c="17"/>'CS030LBA', 'CS032LBA', 'CS103LBA', 'CS201LBA',</text:span></text:p>
      <text:p text:style-name="P1"><text:span text:style-name="T1"><text:s text:c="17"/>'CS301LBA', 'CS302LBA', 'CS401LBA', 'CS501LBA']</text:span></text:p>
      <text:p text:style-name="P1"><text:span text:style-name="T1">LOFAR_CORE_HBA = ['CS002HBA0', 'CS002HBA1', 'CS003HBA0', 'CS003HBA1',</text:span></text:p>
      <text:p text:style-name="P1"><text:span text:style-name="T1"><text:s text:c="17"/>'CS004HBA0', 'CS004HBA1', 'CS005HBA0', 'CS005HBA1',</text:span></text:p>
      <text:p text:style-name="P1"><text:span text:style-name="T1"><text:s text:c="17"/>'CS006HBA0', 'CS006HBA1', 'CS007HBA0', 'CS007HBA1',</text:span></text:p>
      <text:p text:style-name="P1"><text:span text:style-name="T1"><text:s text:c="17"/>'CS021HBA0', 'CS021HBA1', 'CS024HBA0', 'CS024HBA1',</text:span></text:p>
      <text:p text:style-name="P1"><text:span text:style-name="T1"><text:s text:c="17"/>'CS030HBA0', 'CS030HBA1', 'CS032HBA0', 'CS032HBA1',</text:span></text:p>
      <text:p text:style-name="P1"><text:span text:style-name="T1"><text:s text:c="17"/>'CS103HBA0', 'CS103HBA1', 'CS201HBA0', 'CS201HBA1',</text:span></text:p>
      <text:p text:style-name="P1"><text:span text:style-name="T1"><text:s text:c="17"/>'CS301HBA0', 'CS301HBA1', 'CS302HBA0', 'CS302HBA1',</text:span></text:p>
      <text:p text:style-name="P1"><text:span text:style-name="T1"><text:s text:c="17"/>'CS401HBA0', 'CS401HBA1', 'CS501HBA0', 'CS501HBA1']</text:span></text:p>
      <text:p text:style-name="P1"><text:span text:style-name="T1">LOFAR_REMOTE_LBA = ['RS106LBA', 'RS208LBA', 'RS306LBA', 'RS307LBA',</text:span></text:p>
      <text:p text:style-name="P1"><text:span text:style-name="T1"><text:s text:c="19"/>'RS503LBA', 'RS509LBA']</text:span></text:p>
      <text:p text:style-name="P1"><text:span text:style-name="T1">LOFAR_REMOTE_HBA = ['RS106HBA', 'RS208HBA', 'RS306HBA', 'RS307HBA',</text:span></text:p>
      <text:p text:style-name="P1"><text:span text:style-name="T1"><text:s text:c="19"/>'RS503HBA', 'RS509HBA']</text:span></text:p>
      <text:p text:style-name="P1"><text:span text:style-name="T1">LOFAR_INTERNATIONAL_LBA = ['DE601LBA', 'DE602LBA', 'DE603LBA']</text:span></text:p>
      <text:p text:style-name="P1"><text:span text:style-name="T1">LOFAR_INTERNATIONAL_HBA = ['DE602HBA']</text:span></text:p>
      <text:p text:style-name="P1"><text:span text:style-name="T1">LOFAR_CORE = LOFAR_CORE_LBA + LOFAR_CORE_HBA</text:span></text:p>
      <text:p text:style-name="P1"><text:span text:style-name="T1">LOFAR_REMOTE = LOFAR_REMOTE_LBA + LOFAR_REMOTE_HBA</text:span></text:p>
      <text:p text:style-name="P1"><text:span text:style-name="T1">LOFAR_INTERNATIONAL = LOFAR_INTERNATIONAL_LBA + LOFAR_INTERNATIONAL_HBA</text:span></text:p>
      <text:p text:style-name="P1"><text:span text:style-name="T1">LOFAR_NL_LBA = LOFAR_CORE_LBA + LOFAR_REMOTE_LBA</text:span></text:p>
      <text:p text:style-name="P1"><text:span text:style-name="T1">LOFAR_NL_HBA = LOFAR_CORE_HBA + LOFAR_REMOTE_HBA</text:span></text:p>
      <text:p text:style-name="P1"><text:span text:style-name="T1">LOFAR_NL = LOFAR_CORE + LOFAR_REMOTE</text:span></text:p>
      <text:p text:style-name="P1"><text:span text:style-name="T1">ELOFAR_LBA = LOFAR_CORE_LBA + LOFAR_REMOTE_LBA + LOFAR_INTERNATIONAL_LBA</text:span></text:p>
      <text:p text:style-name="P1"><text:span text:style-name="T1">ELOFAR_HBA = LOFAR_CORE_HBA + LOFAR_REMOTE_HBA + LOFAR_INTERNATIONAL_HBA</text:span></text:p>
      <text:p text:style-name="P1"><text:span text:style-name="T1">ELOFAR = LOFAR_CORE + LOFAR_REMOTE + LOFAR_INTERNATIONAL</text:span></text:p>
      <text:p text:style-name="P1"><text:span text:style-name="T1"/></text:p>
      <text:p text:style-name="P1"><text:span text:style-name="T1">MWA512 = ['MWA512_%03d' % i for i in range(1, 513)]</text:span></text:p>
      <text:p text:style-name="P1"><text:span text:style-name="T1">MWA32T = ['MWA32T_%03d' % i for i in range(1, 33)]</text:span></text:p>
      <text:p text:style-name="P1"><text:span text:style-name="T1"># SKA = ['SKA%d' % i for i in range(0, 49)] </text:span></text:p>
      <text:p text:style-name="P1"><text:span text:style-name="T1">SKA = ['SKA%d' % i for i in range(0, 175)]</text:span></text:p>
      <text:p text:style-name="P1"><text:span text:style-name="T1"># SKA = ['SKA%04d' % i for i in range(1, 60)]</text:span></text:p>
      <text:p text:style-name="P1"><text:span text:style-name="T1">del i<text:s text:c="2"/># Don't want i to end up in the namespace</text:span></text:p>
      <text:p text:style-name="P1"><text:span text:style-name="T1"/></text:p>
      <text:p text:style-name="P1"><text:span text:style-name="T1">VLAA = VLA_A; VLAB = VLA_B; VLAC = VLA_C; VLAD = VLA_D # backwards compatibility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